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78cm" fo:min-width="2.2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04cm" fo:min-width="2.8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4" style:family="graphic" style:parent-style-name="objectwithoutfill">
      <style:graphic-properties draw:marker-end="Arrowhead_20_72" draw:marker-end-width="0.3cm" draw:fill="none" draw:textarea-vertical-align="middle"/>
    </style:style>
    <style:style style:name="gr5" style:family="graphic" style:parent-style-name="objectwithoutfill">
      <style:graphic-properties draw:marker-end="Arrowhead_20_73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86cm" fo:min-width="2.10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068cm" fo:min-width="0cm"/>
      <style:paragraph-properties style:writing-mode="lr-tb"/>
    </style:style>
    <style:style style:name="gr8" style:family="graphic" style:parent-style-name="objectwithoutfill">
      <style:graphic-properties draw:marker-end="Arrowhead_20_125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27cm" fo:min-width="2.842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11" style:family="graphic" style:parent-style-name="objectwithoutfill">
      <style:graphic-properties draw:marker-end="Arrowhead_20_153" draw:marker-end-width="0.3cm" draw:fill="none" draw:textarea-vertical-align="middle"/>
    </style:style>
    <style:style style:name="gr12" style:family="graphic" style:parent-style-name="objectwithoutfill">
      <style:graphic-properties draw:marker-end="Arrowhead_20_174" draw:marker-end-width="0.3cm" draw:fill="none" draw:textarea-vertical-align="middle"/>
    </style:style>
    <style:style style:name="gr13" style:family="graphic" style:parent-style-name="objectwithoutfill">
      <style:graphic-properties draw:marker-end="Arrowhead_20_175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147cm" fo:min-width="3.197cm"/>
      <style:paragraph-properties style:writing-mode="lr-tb"/>
    </style:style>
    <style:style style:name="gr15" style:family="graphic" style:parent-style-name="objectwithoutfill">
      <style:graphic-properties draw:marker-end="Arrowhead_20_178" draw:marker-end-width="0.3cm" draw:fill="none" draw:textarea-vertical-align="middle"/>
    </style:style>
    <style:style style:name="gr16" style:family="graphic" style:parent-style-name="objectwithoutfill">
      <style:graphic-properties draw:marker-end="Arrowhead_20_179" draw:marker-end-width="0.3cm" draw:fill="none" draw:textarea-vertical-align="middle"/>
    </style:style>
    <style:style style:name="gr17" style:family="graphic" style:parent-style-name="objectwithoutfill">
      <style:graphic-properties draw:marker-end="Arrowhead_20_186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96cm" fo:min-width="3.115cm"/>
      <style:paragraph-properties style:writing-mode="lr-tb"/>
    </style:style>
    <style:style style:name="gr19" style:family="graphic" style:parent-style-name="objectwithoutfill">
      <style:graphic-properties draw:marker-end="Arrowhead_20_187" draw:marker-end-width="0.3cm" draw:fill="none" draw:textarea-vertical-align="middle"/>
    </style:style>
    <style:style style:name="gr20" style:family="graphic" style:parent-style-name="objectwithoutfill">
      <style:graphic-properties draw:marker-end="Arrowhead_20_188" draw:marker-end-width="0.3cm" draw:fill="none" draw:textarea-vertical-align="middle"/>
    </style:style>
    <style:style style:name="gr21" style:family="graphic" style:parent-style-name="objectwithoutfill">
      <style:graphic-properties draw:marker-end="Arrowhead_20_190" draw:marker-end-width="0.3cm" draw:fill="none" draw:textarea-vertical-align="middle"/>
    </style:style>
    <style:style style:name="gr22" style:family="graphic" style:parent-style-name="objectwithoutfill">
      <style:graphic-properties draw:marker-end="Arrowhead_20_192" draw:marker-end-width="0.3cm" draw:fill="none" draw:textarea-vertical-align="middle"/>
    </style:style>
    <style:style style:name="gr23" style:family="graphic" style:parent-style-name="objectwithoutfill">
      <style:graphic-properties draw:marker-end="Arrowhead_20_193" draw:marker-end-width="0.3cm" draw:fill="none" draw:textarea-vertical-align="middle"/>
    </style:style>
    <style:style style:name="gr24" style:family="graphic" style:parent-style-name="objectwithoutfill">
      <style:graphic-properties draw:marker-end="Arrowhead_20_194" draw:marker-end-width="0.3cm" draw:fill="none" draw:textarea-vertical-align="middle"/>
    </style:style>
    <style:style style:name="gr25" style:family="graphic" style:parent-style-name="objectwithoutfill">
      <style:graphic-properties draw:marker-end="Arrowhead_20_195" draw:marker-end-width="0.3cm" draw:fill="none" draw:textarea-vertical-align="middle"/>
    </style:style>
    <style:style style:name="gr26" style:family="graphic" style:parent-style-name="objectwithoutfill">
      <style:graphic-properties draw:marker-end="Arrowhead_20_196" draw:marker-end-width="0.3cm" draw:fill="none" draw:textarea-vertical-align="middle"/>
    </style:style>
    <style:style style:name="gr27" style:family="graphic" style:parent-style-name="objectwithoutfill">
      <style:graphic-properties draw:marker-end="Arrowhead_20_197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406cm" fo:min-width="0.156cm"/>
      <style:paragraph-properties style:writing-mode="lr-tb"/>
    </style:style>
    <style:style style:name="gr29" style:family="graphic" style:parent-style-name="objectwithoutfill">
      <style:graphic-properties draw:marker-end="Arrowhead_20_223" draw:marker-end-width="0.3cm" draw:fill="none" draw:textarea-vertical-align="middle"/>
    </style:style>
    <style:style style:name="gr30" style:family="graphic" style:parent-style-name="objectwithoutfill">
      <style:graphic-properties draw:marker-end="Arrowhead_20_225" draw:marker-end-width="0.3cm"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1.147cm" fo:min-width="2.916cm"/>
      <style:paragraph-properties style:writing-mode="lr-tb"/>
    </style:style>
    <style:style style:name="gr32" style:family="graphic" style:parent-style-name="objectwithoutfill">
      <style:graphic-properties draw:marker-end="Arrowhead_20_226" draw:marker-end-width="0.3cm" draw:fill="none" draw:textarea-vertical-align="middle"/>
    </style:style>
    <style:style style:name="gr33" style:family="graphic" style:parent-style-name="objectwithoutfill">
      <style:graphic-properties draw:marker-end="Arrowhead_20_227" draw:marker-end-width="0.3cm" draw:fill="none" draw:textarea-vertical-align="middle"/>
    </style:style>
    <style:style style:name="gr34" style:family="graphic" style:parent-style-name="objectwithoutfill">
      <style:graphic-properties draw:marker-end="Arrowhead_20_228" draw:marker-end-width="0.3cm" draw:fill="none" draw:textarea-vertical-align="middle"/>
    </style:style>
    <style:style style:name="gr35" style:family="graphic" style:parent-style-name="objectwithoutfill">
      <style:graphic-properties draw:marker-end="Arrowhead_20_232" draw:marker-end-width="0.3cm" draw:fill="none" draw:textarea-vertical-align="middle"/>
    </style:style>
    <style:style style:name="gr36" style:family="graphic" style:parent-style-name="objectwithoutfill">
      <style:graphic-properties draw:marker-end="Arrowhead_20_233" draw:marker-end-width="0.3cm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307cm" fo:min-width="0.057cm"/>
      <style:paragraph-properties style:writing-mode="lr-tb"/>
    </style:style>
    <style:style style:name="gr38" style:family="graphic" style:parent-style-name="objectwithoutfill">
      <style:graphic-properties draw:marker-end="Arrowhead_20_151" draw:marker-end-width="0.3cm" draw:fill="none" draw:textarea-vertical-align="middle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40" style:family="graphic" style:parent-style-name="objectwithoutfill">
      <style:graphic-properties draw:marker-end="Arrowhead_20_154" draw:marker-end-width="0.3cm" draw:fill="none" draw:textarea-vertical-align="middle"/>
    </style:style>
    <style:style style:name="gr41" style:family="graphic" style:parent-style-name="objectwithoutfill">
      <style:graphic-properties draw:marker-end="Arrowhead_20_155" draw:marker-end-width="0.3cm" draw:fill="none" draw:textarea-vertical-align="middle"/>
    </style:style>
    <style:style style:name="gr42" style:family="graphic" style:parent-style-name="objectwithoutfill">
      <style:graphic-properties draw:marker-end="Arrowhead_20_156" draw:marker-end-width="0.3cm" draw:fill="none" draw:textarea-vertical-align="middle"/>
    </style:style>
    <style:style style:name="gr43" style:family="graphic" style:parent-style-name="objectwithoutfill">
      <style:graphic-properties draw:marker-end="Arrowhead_20_157" draw:marker-end-width="0.3cm" draw:fill="none" draw:textarea-vertical-align="middle"/>
    </style:style>
    <style:style style:name="gr44" style:family="graphic" style:parent-style-name="objectwithoutfill">
      <style:graphic-properties draw:marker-end="Arrowhead_20_158" draw:marker-end-width="0.3cm" draw:fill="none" draw:textarea-vertical-align="middle"/>
    </style:style>
    <style:style style:name="gr45" style:family="graphic" style:parent-style-name="objectwithoutfill">
      <style:graphic-properties draw:marker-end="Arrowhead_20_159" draw:marker-end-width="0.3cm" draw:fill="none" draw:textarea-vertical-align="middle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48" style:family="graphic" style:parent-style-name="objectwithoutfill">
      <style:graphic-properties draw:marker-end="Arrowhead_20_160" draw:marker-end-width="0.3cm" draw:fill="none" draw:textarea-vertical-align="middle"/>
    </style:style>
    <style:style style:name="gr49" style:family="graphic" style:parent-style-name="objectwithoutfill">
      <style:graphic-properties draw:marker-end="Arrowhead_20_161" draw:marker-end-width="0.3cm" draw:fill="none" draw:textarea-vertical-align="middle"/>
    </style:style>
    <style:style style:name="gr50" style:family="graphic" style:parent-style-name="objectwithoutfill">
      <style:graphic-properties draw:marker-end="Arrowhead_20_162" draw:marker-end-width="0.3cm" draw:fill="none" draw:textarea-vertical-align="middle"/>
    </style:style>
    <style:style style:name="gr51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1.227cm" fo:min-width="2.935cm"/>
      <style:paragraph-properties style:writing-mode="lr-tb"/>
    </style:style>
    <style:style style:name="gr53" style:family="graphic" style:parent-style-name="objectwithoutfill">
      <style:graphic-properties draw:marker-end="Arrowhead_20_166" draw:marker-end-width="0.3cm" draw:fill="none" draw:textarea-vertical-align="middle"/>
    </style:style>
    <style:style style:name="gr54" style:family="graphic" style:parent-style-name="objectwithoutfill">
      <style:graphic-properties draw:marker-end="Arrowhead_20_167" draw:marker-end-width="0.3cm" draw:fill="none" draw:textarea-vertical-align="middle"/>
    </style:style>
    <style:style style:name="gr55" style:family="graphic" style:parent-style-name="objectwithoutfill">
      <style:graphic-properties draw:marker-end="Arrowhead_20_168" draw:marker-end-width="0.3cm" draw:fill="none" draw:textarea-vertical-align="middle"/>
    </style:style>
    <style:style style:name="gr56" style:family="graphic" style:parent-style-name="objectwithoutfill">
      <style:graphic-properties draw:marker-end="Arrowhead_20_169" draw:marker-end-width="0.3cm" draw:fill="none" draw:textarea-vertical-align="middle"/>
    </style:style>
    <style:style style:name="gr57" style:family="graphic" style:parent-style-name="objectwithoutfill">
      <style:graphic-properties draw:marker-end="Arrowhead_20_170" draw:marker-end-width="0.3cm" draw:fill="none" draw:textarea-vertical-align="middle"/>
    </style:style>
    <style:style style:name="gr58" style:family="graphic" style:parent-style-name="objectwithoutfill">
      <style:graphic-properties draw:marker-end="Arrowhead_20_171" draw:marker-end-width="0.3cm" draw:fill="none" draw:textarea-vertical-align="middle"/>
    </style:style>
    <style:style style:name="gr59" style:family="graphic" style:parent-style-name="objectwithoutfill">
      <style:graphic-properties draw:marker-end="Arrowhead_20_173" draw:marker-end-width="0.3cm" draw:fill="none" draw:textarea-vertical-align="middle"/>
    </style:style>
    <style:style style:name="gr60" style:family="graphic" style:parent-style-name="standard">
      <style:graphic-properties draw:textarea-vertical-align="middle"/>
    </style:style>
    <style:style style:name="gr61" style:family="graphic" style:parent-style-name="standard">
      <style:graphic-properties draw:textarea-horizontal-align="justify" draw:textarea-vertical-align="middle" draw:auto-grow-height="false" fo:min-height="1.147cm" fo:min-width="3.025cm"/>
      <style:paragraph-properties style:writing-mode="lr-tb"/>
    </style:style>
    <style:style style:name="gr62" style:family="graphic" style:parent-style-name="objectwithoutfill">
      <style:graphic-properties draw:marker-end="Arrow" draw:marker-end-width="0.3cm" draw:fill="none" draw:textarea-vertical-align="middle"/>
    </style:style>
    <style:style style:name="gr63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64" style:family="graphic" style:parent-style-name="objectwithoutfill">
      <style:graphic-properties draw:marker-end="Arrowhead_20_198" draw:marker-end-width="0.3cm" draw:fill="none" draw:textarea-vertical-align="middle"/>
    </style:style>
    <style:style style:name="gr65" style:family="graphic" style:parent-style-name="objectwithoutfill">
      <style:graphic-properties draw:marker-end="Arrowhead_20_199" draw:marker-end-width="0.3cm" draw:fill="none" draw:textarea-vertical-align="middle"/>
    </style:style>
    <style:style style:name="gr66" style:family="graphic" style:parent-style-name="objectwithoutfill">
      <style:graphic-properties draw:marker-end="Arrowhead_20_210" draw:marker-end-width="0.3cm" draw:fill="none" draw:textarea-vertical-align="middle"/>
    </style:style>
    <style:style style:name="gr67" style:family="graphic" style:parent-style-name="objectwithoutfill">
      <style:graphic-properties draw:marker-end="Arrowhead_20_211" draw:marker-end-width="0.3cm" draw:fill="none" draw:textarea-vertical-align="middle"/>
    </style:style>
    <style:style style:name="gr68" style:family="graphic" style:parent-style-name="objectwithoutfill">
      <style:graphic-properties draw:marker-end="Arrowhead_20_212" draw:marker-end-width="0.3cm" draw:fill="none" draw:textarea-vertical-align="middle"/>
    </style:style>
    <style:style style:name="gr69" style:family="graphic" style:parent-style-name="objectwithoutfill">
      <style:graphic-properties draw:marker-end="Arrowhead_20_213" draw:marker-end-width="0.3cm" draw:fill="none" draw:textarea-vertical-align="middle"/>
    </style:style>
    <style:style style:name="gr70" style:family="graphic" style:parent-style-name="objectwithoutfill">
      <style:graphic-properties draw:marker-end="Arrowhead_20_214" draw:marker-end-width="0.3cm" draw:fill="none" draw:textarea-vertical-align="middle"/>
    </style:style>
    <style:style style:name="gr71" style:family="graphic" style:parent-style-name="objectwithoutfill">
      <style:graphic-properties draw:marker-end="Arrowhead_20_215" draw:marker-end-width="0.3cm" draw:fill="none" draw:textarea-vertical-align="middle"/>
    </style:style>
    <style:style style:name="gr72" style:family="graphic" style:parent-style-name="objectwithoutfill">
      <style:graphic-properties draw:marker-end="Arrowhead_20_216" draw:marker-end-width="0.3cm" draw:fill="none" draw:textarea-vertical-align="middle"/>
    </style:style>
    <style:style style:name="gr73" style:family="graphic" style:parent-style-name="objectwithoutfill">
      <style:graphic-properties draw:marker-end="Arrowhead_20_217" draw:marker-end-width="0.3cm" draw:fill="none" draw:textarea-vertical-align="middle"/>
    </style:style>
    <style:style style:name="gr74" style:family="graphic" style:parent-style-name="objectwithoutfill">
      <style:graphic-properties draw:marker-end="Arrowhead_20_218" draw:marker-end-width="0.3cm" draw:fill="none" draw:textarea-vertical-align="middle"/>
    </style:style>
    <style:style style:name="gr75" style:family="graphic" style:parent-style-name="objectwithoutfill">
      <style:graphic-properties draw:marker-end="Arrowhead_20_219" draw:marker-end-width="0.3cm" draw:fill="none" draw:textarea-vertical-align="middle"/>
    </style:style>
    <style:style style:name="gr76" style:family="graphic" style:parent-style-name="objectwithoutfill">
      <style:graphic-properties draw:marker-end="Arrowhead_20_222" draw:marker-end-width="0.3cm" draw:fill="none" draw:textarea-vertical-align="middle"/>
    </style:style>
    <style:style style:name="gr77" style:family="graphic" style:parent-style-name="objectwithoutfill">
      <style:graphic-properties draw:marker-end="Arrowhead_20_224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3cm" svg:height="0.746cm" draw:transform="skewX (0.00401425727958696) rotate (0.00453785605518526) translate (2.571cm 2.06cm)">
          <text:p text:style-name="P1">Inicio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3.5cm" svg:height="1.5cm" svg:x="2.327cm" svg:y="3.457cm">
          <text:p text:style-name="P1">Inicia a Roti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4cm" svg:height="2.032cm" svg:x="1.609cm" svg:y="9.921cm">
          <text:p text:style-name="P1">Confirma a tela </text:p>
          <text:p text:style-name="P1">de parâmetros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4.071cm" svg:y1="2.798cm" svg:x2="4.077cm" svg:y2="3.457cm" draw:start-shape="id1" draw:start-glue-point="6" draw:end-shape="id2" draw:end-glue-point="0" svg:d="M4071 2798l6 659" svg:viewBox="0 0 7 660">
          <text:p/>
        </draw:connector>
        <draw:connector draw:style-name="gr5" draw:text-style-name="P2" draw:layer="layout" draw:type="line" svg:x1="4.077cm" svg:y1="4.957cm" svg:x2="4.392cm" svg:y2="5.399cm" draw:start-shape="id2" draw:start-glue-point="2" draw:end-shape="id3" draw:end-glue-point="4" svg:d="M4077 4957l315 442" svg:viewBox="0 0 316 443">
          <text:p/>
        </draw:connector>
        <draw:custom-shape draw:style-name="gr6" draw:text-style-name="P1" xml:id="id3" draw:id="id3" draw:layer="layout" svg:width="4.131cm" svg:height="1.644cm" svg:x="1.81cm" svg:y="5.399cm">
          <text:p text:style-name="P1">Carrega os </text:p>
          <text:p text:style-name="P1">motivos </text:p>
          <text:p text:style-name="P1">de cort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0.387cm" svg:height="0.448cm" svg:x="5.532cm" svg:y="10.25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7cm" svg:height="0.448cm" svg:x="3.069cm" svg:y="11.953cm">
          <text:p text:style-name="P1">n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4cm" svg:height="2.032cm" svg:x="6.168cm" svg:y="7.391cm">
          <text:p text:style-name="P1">Possui pedidos </text:p>
          <text:p text:style-name="P1">selecionados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0.387cm" svg:height="0.448cm" svg:x="17.363cm" svg:y="4.599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cm" svg:height="0.746cm" draw:transform="skewX (0.00401425727958696) rotate (0.00453785605518526) translate (2.127cm 12.94cm)">
          <text:p text:style-name="P1">Fim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draw:type="line" svg:x1="3.609cm" svg:y1="11.953cm" svg:x2="3.626cm" svg:y2="12.931cm" draw:start-shape="id4" draw:start-glue-point="6" draw:end-shape="id5" draw:end-glue-point="4" svg:d="M3609 11953l17 978" svg:viewBox="0 0 18 979">
          <text:p/>
        </draw:connector>
        <draw:custom-shape draw:style-name="gr3" draw:text-style-name="P1" xml:id="id11" draw:id="id11" draw:layer="layout" svg:width="4cm" svg:height="2.032cm" svg:x="15.086cm" svg:y="2.567cm">
          <text:p text:style-name="P1">R2++;F2 &lt;= R2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0.387cm" svg:height="0.448cm" svg:x="19.081cm" svg:y="2.887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7cm" svg:height="0.448cm" svg:x="10.41cm" svg:y="14.661cm">
          <text:p text:style-name="P1">n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7cm" svg:height="0.448cm" svg:x="17.409cm" svg:y="7.186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7cm" svg:height="0.448cm" svg:x="19.098cm" svg:y="5.556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7cm" svg:height="0.448cm" svg:x="10.276cm" svg:y="7.848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1" draw:id="id21" draw:layer="layout" svg:width="3.5cm" svg:height="1.635cm" svg:x="15.364cm" svg:y="18.564cm">
          <text:p text:style-name="P1">Seleciona automático </text:p>
          <text:p text:style-name="P1">somente se possuir </text:p>
          <text:p text:style-name="P1">saldo de cort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25" draw:id="id25" draw:layer="layout" svg:width="4cm" svg:height="2.032cm" svg:x="10.645cm" svg:y="14.325cm">
          <text:p text:style-name="P3">Fase 2 - </text:p>
          <text:p text:style-name="P3">Confirma a seleção </text:p>
          <text:p text:style-name="P3">dos pedidos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18" draw:id="id18" draw:layer="layout" svg:width="3.5cm" svg:height="1.635cm" svg:x="15.365cm" svg:y="13.783cm">
          <text:p text:style-name="P1">Calculo Percentual </text:p>
          <text:p text:style-name="P1">Cor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5" draw:id="id15" draw:layer="layout" svg:width="3.5cm" svg:height="1.635cm" svg:x="15.408cm" svg:y="9.823cm">
          <text:p text:style-name="P1">Atualiza Saldo </text:p>
          <text:p text:style-name="P1">Pedi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387cm" svg:height="0.448cm" svg:x="12.968cm" svg:y="16.357cm">
          <text:p text:style-name="P1">s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0.045cm" svg:y1="3.555cm" svg:x2="10.71cm" svg:y2="3.558cm" draw:start-shape="id6" draw:start-glue-point="10" draw:end-shape="id7" draw:end-glue-point="3" svg:d="M10045 3555l665 3" svg:viewBox="0 0 666 4">
          <text:p/>
        </draw:connector>
        <draw:connector draw:style-name="gr12" draw:text-style-name="P2" draw:layer="measurelines" draw:type="line" svg:x1="3.623cm" svg:y1="9.145cm" svg:x2="3.609cm" svg:y2="9.921cm" draw:start-shape="id8" draw:start-glue-point="6" draw:end-shape="id4" svg:d="M3623 9145l-14 776" svg:viewBox="0 0 15 777">
          <text:p/>
        </draw:connector>
        <draw:connector draw:style-name="gr13" draw:text-style-name="P2" xml:id="id26" draw:id="id26" draw:layer="measurelines" draw:type="line" svg:x1="3.359cm" svg:y1="7.043cm" svg:x2="3.623cm" svg:y2="7.713cm" draw:start-shape="id3" draw:start-glue-point="7" draw:end-shape="id8" draw:end-glue-point="4" svg:d="M3359 7043l264 670" svg:viewBox="0 0 265 671">
          <text:p/>
        </draw:connector>
        <draw:custom-shape draw:style-name="gr14" draw:text-style-name="P1" xml:id="id8" draw:id="id8" draw:layer="measurelines" svg:width="3.696cm" svg:height="1.742cm" svg:x="1.775cm" svg:y="7.54cm">
          <text:p text:style-name="P1">Parâmetros </text:p>
          <text:p text:style-name="P1">para a seleção </text:p>
          <text:p text:style-name="P1">de pedidos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5" draw:text-style-name="P2" draw:layer="measurelines" draw:type="line" svg:x1="5.609cm" svg:y1="10.937cm" svg:x2="6.348cm" svg:y2="10.942cm" draw:start-shape="id4" draw:start-glue-point="7" draw:end-shape="id9" draw:end-glue-point="6" svg:d="M5609 10937l739 5" svg:viewBox="0 0 740 6">
          <text:p/>
        </draw:connector>
        <draw:connector draw:style-name="gr16" draw:text-style-name="P2" draw:layer="measurelines" draw:type="line" svg:x1="8.155cm" svg:y1="9.974cm" svg:x2="8.168cm" svg:y2="9.423cm" draw:start-shape="id9" draw:start-glue-point="5" draw:end-shape="id10" draw:end-glue-point="6" svg:d="M8155 9974l13-551" svg:viewBox="0 0 14 552">
          <text:p/>
        </draw:connector>
        <draw:custom-shape draw:style-name="gr7" draw:text-style-name="P1" draw:layer="measurelines" svg:width="0.387cm" svg:height="0.448cm" svg:x="5.908cm" svg:y="7.866cm">
          <text:p text:style-name="P1">n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measurelines" draw:type="line" svg:x1="6.168cm" svg:y1="8.407cm" svg:x2="5.471cm" svg:y2="8.411cm" draw:start-shape="id10" draw:start-glue-point="5" draw:end-shape="id8" draw:end-glue-point="7" svg:d="M6168 8407l-697 4" svg:viewBox="0 0 698 5">
          <text:p/>
        </draw:connector>
        <draw:custom-shape draw:style-name="gr18" draw:text-style-name="P1" xml:id="id9" draw:id="id9" draw:layer="measurelines" svg:width="3.614cm" svg:height="1.935cm" svg:x="6.348cm" svg:y="9.974cm">
          <text:p text:style-name="P1">Seleciona os </text:p>
          <text:p text:style-name="P1">Pedidos com base no </text:p>
          <text:p text:style-name="P1">Parâmetro informad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xml:id="id7" draw:id="id7" draw:layer="measurelines" svg:width="3.5cm" svg:height="1.635cm" svg:x="10.71cm" svg:y="2.741cm">
          <text:p text:style-name="P1">Fase 2 – Seleção </text:p>
          <text:p text:style-name="P1">de Produtos </text:p>
          <text:p text:style-name="P1">para Cor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3" draw:id="id13" draw:layer="measurelines" svg:width="3.5cm" svg:height="1.635cm" svg:x="15.363cm" svg:y="7.743cm">
          <text:p text:style-name="P1">Adiciona o registro </text:p>
          <text:p text:style-name="P1">na grade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2" draw:id="id12" draw:layer="measurelines" svg:width="4cm" svg:height="2.032cm" svg:x="15.103cm" svg:y="5.154cm">
          <text:p text:style-name="P1">Registro já esta </text:p>
          <text:p text:style-name="P1">na grade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2" xml:id="id14" draw:id="id14" draw:layer="measurelines" draw:type="line" svg:x1="14.21cm" svg:y1="3.558cm" svg:x2="15.086cm" svg:y2="3.583cm" draw:start-shape="id7" draw:start-glue-point="1" draw:end-shape="id11" draw:end-glue-point="5" svg:d="M14210 3558l876 25" svg:viewBox="0 0 877 26">
          <text:p/>
        </draw:connector>
        <draw:connector draw:style-name="gr20" draw:text-style-name="P2" draw:layer="measurelines" draw:type="line" svg:x1="17.086cm" svg:y1="4.599cm" svg:x2="17.103cm" svg:y2="5.154cm" draw:start-shape="id11" draw:start-glue-point="6" draw:end-shape="id12" draw:end-glue-point="4" svg:d="M17086 4599l17 555" svg:viewBox="0 0 18 556">
          <text:p/>
        </draw:connector>
        <draw:connector draw:style-name="gr21" draw:text-style-name="P2" draw:layer="measurelines" draw:type="line" svg:x1="17.103cm" svg:y1="7.186cm" svg:x2="17.113cm" svg:y2="7.743cm" draw:start-shape="id12" draw:start-glue-point="6" draw:end-shape="id13" svg:d="M17103 7186l10 557" svg:viewBox="0 0 11 558">
          <text:p/>
        </draw:connector>
        <draw:connector draw:style-name="gr22" draw:text-style-name="P2" xml:id="id17" draw:id="id17" draw:layer="measurelines" draw:type="lines" draw:line-skew="-0.199cm" svg:x1="15.363cm" svg:y1="8.56cm" svg:x2="14.648cm" svg:y2="3.57cm" draw:start-shape="id13" draw:start-glue-point="3" draw:end-shape="id14" draw:end-glue-point="0" svg:d="M15363 8560h-700l-15-4335v-655" svg:viewBox="0 0 716 4991">
          <text:p/>
        </draw:connector>
        <draw:connector draw:style-name="gr23" draw:text-style-name="P2" draw:layer="measurelines" draw:type="lines" draw:line-skew="1.762cm" svg:x1="10.168cm" svg:y1="8.407cm" svg:x2="12.46cm" svg:y2="4.376cm" draw:start-shape="id10" draw:start-glue-point="7" draw:end-shape="id7" draw:end-glue-point="2" svg:d="M10168 8407h2263l29-3530v-501" svg:viewBox="0 0 2293 4032">
          <text:p/>
        </draw:connector>
        <draw:custom-shape draw:style-name="gr9" draw:text-style-name="P1" xml:id="id16" draw:id="id16" draw:layer="measurelines" svg:width="3.5cm" svg:height="1.635cm" svg:x="15.4cm" svg:y="11.882cm">
          <text:p text:style-name="P1">Atualiza Saldo </text:p>
          <text:p text:style-name="P1">Cor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" draw:layer="measurelines" draw:type="lines" draw:line-skew="0cm 0.179cm" svg:x1="19.103cm" svg:y1="6.17cm" svg:x2="18.908cm" svg:y2="10.64cm" draw:start-shape="id12" draw:start-glue-point="7" draw:end-shape="id15" draw:end-glue-point="1" svg:d="M19103 6170h501l-15 4470h-681" svg:viewBox="0 0 697 4471">
          <text:p/>
        </draw:connector>
        <draw:connector draw:style-name="gr25" draw:text-style-name="P2" draw:layer="measurelines" draw:type="lines" draw:line-skew="-0.9cm" svg:x1="15.4cm" svg:y1="12.699cm" svg:x2="14.655cm" svg:y2="6.392cm" draw:start-shape="id16" draw:start-glue-point="3" draw:end-shape="id17" draw:end-glue-point="0" svg:d="M15400 12699h-1401l-1-6307h657" svg:viewBox="0 0 1403 6308">
          <text:p/>
        </draw:connector>
        <draw:connector draw:style-name="gr26" draw:text-style-name="P2" draw:layer="measurelines" draw:type="line" svg:x1="17.158cm" svg:y1="11.458cm" svg:x2="17.15cm" svg:y2="11.882cm" draw:start-shape="id15" draw:start-glue-point="2" draw:end-shape="id16" draw:end-glue-point="0" svg:d="M17158 11458l-8 424" svg:viewBox="0 0 9 425">
          <text:p/>
        </draw:connector>
        <draw:connector draw:style-name="gr27" draw:text-style-name="P2" draw:layer="measurelines" draw:type="lines" draw:line-skew="0.232cm 0.452cm" svg:x1="19.086cm" svg:y1="3.583cm" svg:x2="18.865cm" svg:y2="14.6cm" draw:start-shape="id11" draw:start-glue-point="7" draw:end-shape="id18" draw:end-glue-point="1" svg:d="M19086 3583h733v11017h-954" svg:viewBox="0 0 955 11018">
          <text:p/>
        </draw:connector>
        <draw:custom-shape draw:style-name="gr28" draw:text-style-name="P1" xml:id="id19" draw:id="id19" draw:layer="measurelines" svg:width="0.926cm" svg:height="0.926cm" svg:x="16.634cm" svg:y="15.97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2" draw:layer="measurelines" draw:type="line" svg:x1="17.115cm" svg:y1="15.418cm" svg:x2="17.097cm" svg:y2="15.971cm" draw:start-shape="id18" draw:start-glue-point="2" draw:end-shape="id19" draw:end-glue-point="4" svg:d="M17115 15418l-18 553" svg:viewBox="0 0 19 554">
          <text:p/>
        </draw:connector>
        <draw:custom-shape draw:style-name="gr28" draw:text-style-name="P1" xml:id="id20" draw:id="id20" draw:layer="measurelines" svg:width="0.926cm" svg:height="0.926cm" svg:x="16.639cm" svg:y="17.17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measurelines" draw:type="line" svg:x1="17.102cm" svg:y1="18.105cm" svg:x2="17.114cm" svg:y2="18.564cm" draw:start-shape="id20" draw:start-glue-point="8" draw:end-shape="id21" svg:d="M17102 18105l12 459" svg:viewBox="0 0 13 460">
          <text:p/>
        </draw:connector>
        <draw:custom-shape draw:style-name="gr9" draw:text-style-name="P1" xml:id="id22" draw:id="id22" draw:layer="measurelines" svg:width="3.5cm" svg:height="1.635cm" svg:x="15.359cm" svg:y="20.669cm">
          <text:p text:style-name="P1">Preenche a coluna </text:p>
          <text:p text:style-name="P1">com o motivo de corte </text:p>
          <text:p text:style-name="P1">somente se possuir </text:p>
          <text:p text:style-name="P1">saldo de cort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3" draw:id="id23" draw:layer="measurelines" svg:width="3.5cm" svg:height="1.635cm" svg:x="15.373cm" svg:y="22.739cm">
          <text:p text:style-name="P1">Define a ordem </text:p>
          <text:p text:style-name="P1">de exibição por produ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xml:id="id24" draw:id="id24" draw:layer="measurelines" svg:width="3.415cm" svg:height="1.742cm" svg:x="15.394cm" svg:y="24.67cm">
          <text:p text:style-name="P1">Exibe os dados para </text:p>
          <text:p text:style-name="P1">a seleção dos produtos </text:p>
          <text:p text:style-name="P1">para corte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2" draw:text-style-name="P2" draw:layer="measurelines" draw:type="line" svg:x1="17.114cm" svg:y1="20.199cm" svg:x2="17.109cm" svg:y2="20.669cm" draw:start-shape="id21" draw:start-glue-point="2" draw:end-shape="id22" draw:end-glue-point="0" svg:d="M17114 20199l-5 470" svg:viewBox="0 0 6 471">
          <text:p/>
        </draw:connector>
        <draw:connector draw:style-name="gr33" draw:text-style-name="P2" draw:layer="measurelines" draw:type="line" svg:x1="17.109cm" svg:y1="22.304cm" svg:x2="17.123cm" svg:y2="22.739cm" draw:start-shape="id22" draw:start-glue-point="2" draw:end-shape="id23" draw:end-glue-point="0" svg:d="M17109 22304l14 435" svg:viewBox="0 0 15 436">
          <text:p/>
        </draw:connector>
        <draw:connector draw:style-name="gr34" draw:text-style-name="P2" draw:layer="measurelines" draw:type="line" svg:x1="17.123cm" svg:y1="24.374cm" svg:x2="17.102cm" svg:y2="24.843cm" draw:start-shape="id23" draw:start-glue-point="2" draw:end-shape="id24" draw:end-glue-point="4" svg:d="M17123 24374l-21 469" svg:viewBox="0 0 22 470">
          <text:p/>
        </draw:connector>
        <draw:connector draw:style-name="gr35" draw:text-style-name="P2" draw:layer="measurelines" draw:type="lines" draw:line-skew="0.185cm" svg:x1="15.394cm" svg:y1="25.541cm" svg:x2="14.645cm" svg:y2="15.341cm" draw:start-shape="id24" draw:start-glue-point="5" draw:end-shape="id25" draw:end-glue-point="7" svg:d="M15394 25541h-317l69-10200h-501" svg:viewBox="0 0 750 10201">
          <text:p/>
        </draw:connector>
        <draw:connector draw:style-name="gr36" draw:text-style-name="P2" draw:layer="measurelines" draw:type="lines" draw:line-skew="-8.821cm -2.83cm" svg:x1="10.645cm" svg:y1="15.341cm" svg:x2="3.491cm" svg:y2="7.378cm" draw:start-shape="id25" draw:start-glue-point="5" draw:end-shape="id26" draw:end-glue-point="0" svg:d="M10645 15341h-9322v-7963h2168" svg:viewBox="0 0 9323 7964">
          <text:p/>
        </draw:connector>
        <draw:custom-shape draw:style-name="gr37" draw:text-style-name="P1" xml:id="id27" draw:id="id27" draw:layer="layout" svg:width="0.787cm" svg:height="0.787cm" svg:x="12.253cm" svg:y="16.805cm">
          <text:p text:style-name="P1">F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2" draw:layer="layout" draw:type="line" svg:x1="12.645cm" svg:y1="16.357cm" svg:x2="12.647cm" svg:y2="16.805cm" draw:start-shape="id25" draw:start-glue-point="6" draw:end-shape="id27" draw:end-glue-point="4" svg:d="M12645 16357l2 448" svg:viewBox="0 0 3 449">
          <text:p/>
        </draw:connector>
        <draw:custom-shape draw:style-name="gr37" draw:text-style-name="P1" xml:id="id6" draw:id="id6" draw:layer="layout" svg:width="0.787cm" svg:height="0.787cm" svg:x="9.258cm" svg:y="3.161cm">
          <text:p text:style-name="P1">F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adrão">
        <draw:custom-shape draw:style-name="gr9" draw:text-style-name="P1" xml:id="id37" draw:id="id37" draw:layer="layout" svg:width="3.5cm" svg:height="1.635cm" svg:x="11.671cm" svg:y="5.366cm">
          <text:p text:style-name="P1">Informa ao usuário que</text:p>
          <text:p text:style-name="P1">existem produtos que </text:p>
          <text:p text:style-name="P1">não atingiram o </text:p>
          <text:p text:style-name="P1">peso míni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4" draw:id="id34" draw:layer="layout" svg:width="3.5cm" svg:height="1.635cm" svg:x="2.82cm" svg:y="17.17cm">
          <text:p text:style-name="P1">peso=PC * 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6" draw:id="id46" draw:layer="layout" svg:width="3.5cm" svg:height="1.635cm" svg:x="11.673cm" svg:y="9.994cm">
          <text:p text:style-name="P1">Calcular o peso dos </text:p>
          <text:p text:style-name="P1">produtos com base na </text:p>
          <text:p text:style-name="P1">quantidade informada </text:p>
          <text:p text:style-name="P1">no pedido de ven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3" draw:id="id33" draw:layer="layout" svg:width="3.5cm" svg:height="1.635cm" svg:x="2.819cm" svg:y="15.108cm">
          <text:p text:style-name="P1">PP = Totaliza o saldo</text:p>
          <text:p text:style-name="P1">dos produtos </text:p>
          <text:p text:style-name="P1">selecionado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" xml:id="id28" draw:id="id28" draw:layer="layout" svg:width="4cm" svg:height="2.032cm" svg:x="2.587cm" svg:y="21.288cm">
          <text:p text:style-name="P3">Peso &gt;= peso_minim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2" draw:layer="layout" draw:type="line" svg:x1="4.587cm" svg:y1="23.32cm" svg:x2="4.586cm" svg:y2="23.756cm" draw:start-shape="id28" draw:start-glue-point="6" draw:end-shape="id29" draw:end-glue-point="0" svg:d="M4587 23320l-1 436" svg:viewBox="0 0 2 437">
          <text:p/>
        </draw:connector>
        <draw:connector draw:style-name="gr41" draw:text-style-name="P2" draw:layer="layout" draw:type="line" svg:x1="4.584cm" svg:y1="7.193cm" svg:x2="4.583cm" svg:y2="7.816cm" draw:start-shape="id30" draw:start-glue-point="6" draw:end-shape="id31" draw:end-glue-point="4" svg:d="M4584 7193l-1 623" svg:viewBox="0 0 2 624">
          <text:p/>
        </draw:connector>
        <draw:connector draw:style-name="gr42" draw:text-style-name="P2" draw:layer="layout" draw:type="line" svg:x1="4.578cm" svg:y1="14.652cm" svg:x2="4.569cm" svg:y2="15.108cm" draw:start-shape="id32" draw:start-glue-point="2" draw:end-shape="id33" draw:end-glue-point="0" svg:d="M4578 14652l-9 456" svg:viewBox="0 0 10 457">
          <text:p/>
        </draw:connector>
        <draw:connector draw:style-name="gr43" draw:text-style-name="P2" draw:layer="layout" draw:type="line" svg:x1="4.57cm" svg:y1="18.805cm" svg:x2="4.578cm" svg:y2="19.201cm" draw:start-shape="id34" draw:start-glue-point="2" draw:end-shape="id35" draw:end-glue-point="0" svg:d="M4570 18805l8 396" svg:viewBox="0 0 9 397">
          <text:p/>
        </draw:connector>
        <draw:connector draw:style-name="gr44" draw:text-style-name="P2" draw:layer="layout" draw:type="line" svg:x1="4.584cm" svg:y1="12.543cm" svg:x2="4.578cm" svg:y2="13.017cm" draw:start-shape="id36" draw:start-glue-point="6" draw:end-shape="id32" draw:end-glue-point="0" svg:d="M4584 12543l-6 474" svg:viewBox="0 0 7 475">
          <text:p/>
        </draw:connector>
        <draw:connector draw:style-name="gr45" draw:text-style-name="P2" draw:layer="layout" draw:type="line" svg:x1="13.421cm" svg:y1="7.001cm" svg:x2="13.42cm" svg:y2="7.489cm" draw:start-shape="id37" draw:start-glue-point="2" draw:end-shape="id38" draw:end-glue-point="5" svg:d="M13421 7001l-1 488" svg:viewBox="0 0 2 489">
          <text:p/>
        </draw:connector>
        <draw:custom-shape draw:style-name="gr7" draw:text-style-name="P1" draw:layer="layout" svg:width="0.387cm" svg:height="0.448cm" svg:x="4.779cm" svg:y="7.055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7cm" svg:height="0.448cm" svg:x="15.304cm" svg:y="16.928cm">
          <text:p text:style-name="P1">n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54" draw:id="id54" draw:layer="layout" svg:width="4cm" svg:height="2.032cm" svg:x="16.238cm" svg:y="19.188cm">
          <text:p text:style-name="P3">Flag == .T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3" xml:id="id52" draw:id="id52" draw:layer="layout" svg:width="4cm" svg:height="2.032cm" svg:x="11.475cm" svg:y="19.204cm">
          <text:p text:style-name="P3">W1++; IT1 &lt;= W1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2" draw:layer="layout" draw:type="line" svg:x1="4.594cm" svg:y1="2.349cm" svg:x2="4.573cm" svg:y2="2.959cm" draw:start-shape="id39" draw:start-glue-point="8" draw:end-shape="id40" draw:end-glue-point="0" svg:d="M4594 2349l-21 610" svg:viewBox="0 0 22 611">
          <text:p/>
        </draw:connector>
        <draw:connector draw:style-name="gr49" draw:text-style-name="P2" draw:layer="layout" draw:type="line" svg:x1="11.154cm" svg:y1="6.166cm" svg:x2="11.671cm" svg:y2="6.183cm" draw:start-shape="id41" draw:start-glue-point="7" draw:end-shape="id37" draw:end-glue-point="3" svg:d="M11154 6166l517 17" svg:viewBox="0 0 518 18">
          <text:p/>
        </draw:connector>
        <draw:connector draw:style-name="gr50" draw:text-style-name="P2" draw:layer="layout" draw:type="line" svg:x1="9.154cm" svg:y1="5.15cm" svg:x2="9.152cm" svg:y2="4.694cm" draw:start-shape="id41" draw:start-glue-point="4" draw:end-shape="id42" draw:end-glue-point="2" svg:d="M9154 5150l-2-456" svg:viewBox="0 0 3 457">
          <text:p/>
        </draw:connector>
        <draw:custom-shape draw:style-name="gr7" draw:text-style-name="P1" draw:layer="layout" svg:width="0.387cm" svg:height="0.448cm" svg:x="11.046cm" svg:y="5.573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7cm" svg:height="0.448cm" svg:x="13.738cm" svg:y="18.649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7cm" svg:height="0.448cm" svg:x="6.458cm" svg:y="5.52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7cm" svg:height="0.448cm" svg:x="2.197cm" svg:y="21.708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7cm" svg:height="0.448cm" svg:x="6.581cm" svg:y="10.962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2" draw:id="id32" draw:layer="layout" svg:width="3.5cm" svg:height="1.635cm" svg:x="2.828cm" svg:y="13.017cm">
          <text:p text:style-name="P1">PC = Totaliza os pesos </text:p>
          <text:p text:style-name="P1">do saldo de corte </text:p>
          <text:p text:style-name="P1">dos produ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" xml:id="id53" draw:id="id53" draw:layer="layout" svg:width="4cm" svg:height="2.032cm" svg:x="11.49cm" svg:y="21.825cm">
          <text:p text:style-name="P3">W1 &gt;= peso_minim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xml:id="id43" draw:id="id43" draw:layer="layout" svg:width="3.593cm" svg:height="1.635cm" svg:x="2.778cm" svg:y="25.835cm">
          <text:p text:style-name="P1">Adiciona o produto </text:p>
          <text:p text:style-name="P1">para exibição na gra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2" draw:layer="layout" draw:type="line" svg:x1="4.583cm" svg:y1="9.848cm" svg:x2="4.584cm" svg:y2="10.511cm" draw:start-shape="id31" draw:start-glue-point="6" draw:end-shape="id36" draw:end-glue-point="4" svg:d="M4583 9848l1 663" svg:viewBox="0 0 2 664">
          <text:p/>
        </draw:connector>
        <draw:connector draw:style-name="gr54" draw:text-style-name="P2" draw:layer="layout" draw:type="line" svg:x1="4.573cm" svg:y1="4.594cm" svg:x2="4.584cm" svg:y2="5.161cm" draw:start-shape="id40" draw:start-glue-point="2" draw:end-shape="id30" svg:d="M4573 4594l11 567" svg:viewBox="0 0 12 568">
          <text:p/>
        </draw:connector>
        <draw:connector draw:style-name="gr55" draw:text-style-name="P2" draw:layer="layout" draw:type="line" svg:x1="4.569cm" svg:y1="16.743cm" svg:x2="4.57cm" svg:y2="17.17cm" draw:start-shape="id33" draw:start-glue-point="2" draw:end-shape="id34" draw:end-glue-point="0" svg:d="M4569 16743l1 427" svg:viewBox="0 0 2 428">
          <text:p/>
        </draw:connector>
        <draw:connector draw:style-name="gr56" draw:text-style-name="P2" draw:layer="layout" draw:type="line" svg:x1="6.584cm" svg:y1="6.177cm" svg:x2="7.154cm" svg:y2="6.166cm" draw:start-shape="id30" draw:start-glue-point="7" draw:end-shape="id41" draw:end-glue-point="5" svg:d="M6584 6177l570-11" svg:viewBox="0 0 571 12">
          <text:p/>
        </draw:connector>
        <draw:custom-shape draw:style-name="gr52" draw:text-style-name="P1" xml:id="id29" draw:id="id29" draw:layer="layout" svg:width="3.593cm" svg:height="1.635cm" svg:x="2.79cm" svg:y="23.756cm">
          <text:p text:style-name="P1">Recalcula o peso </text:p>
          <text:p text:style-name="P1">do Produ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xml:id="id55" draw:id="id55" draw:layer="layout" svg:width="3.593cm" svg:height="1.635cm" svg:x="11.701cm" svg:y="24.409cm">
          <text:p text:style-name="P1">Flag = .T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2" draw:layer="layout" draw:type="line" svg:x1="4.586cm" svg:y1="25.391cm" svg:x2="4.574cm" svg:y2="25.835cm" draw:start-shape="id29" draw:start-glue-point="2" draw:end-shape="id43" draw:end-glue-point="0" svg:d="M4586 25391l-12 444" svg:viewBox="0 0 13 445">
          <text:p/>
        </draw:connector>
        <draw:connector draw:style-name="gr58" draw:text-style-name="P2" draw:layer="layout" draw:type="line" svg:x1="4.578cm" svg:y1="20.836cm" svg:x2="4.587cm" svg:y2="21.288cm" draw:start-shape="id35" draw:start-glue-point="2" draw:end-shape="id28" draw:end-glue-point="4" svg:d="M4578 20836l9 452" svg:viewBox="0 0 10 453">
          <text:p/>
        </draw:connector>
        <draw:connector draw:style-name="gr59" draw:text-style-name="P2" draw:layer="layout" draw:type="line" svg:x1="9.152cm" svg:y1="3.059cm" svg:x2="9.173cm" svg:y2="2.452cm" draw:start-shape="id42" draw:start-glue-point="0" draw:end-shape="id44" draw:end-glue-point="8" svg:d="M9152 3059l21-607" svg:viewBox="0 0 22 608">
          <text:p/>
        </draw:connector>
        <draw:custom-shape draw:style-name="gr9" draw:text-style-name="P1" xml:id="id40" draw:id="id40" draw:layer="layout" svg:width="3.5cm" svg:height="1.635cm" svg:x="2.823cm" svg:y="2.959cm">
          <text:p text:style-name="P1">Fase 3 – Confirma os </text:p>
          <text:p text:style-name="P1">produtos para cor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0" draw:id="id30" draw:layer="layout" svg:width="4cm" svg:height="2.032cm" svg:x="2.584cm" svg:y="5.161cm">
          <text:p text:style-name="P1">R3++;F3 &lt;= R3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6" draw:id="id36" draw:layer="layout" svg:width="4cm" svg:height="2.032cm" svg:x="2.584cm" svg:y="10.511cm">
          <text:p text:style-name="P1">Valida Pes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1" draw:id="id31" draw:layer="layout" svg:width="4cm" svg:height="2.032cm" svg:x="2.583cm" svg:y="7.816cm">
          <text:p text:style-name="P1">Produto Seleciona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1" draw:id="id41" draw:layer="layout" svg:width="4cm" svg:height="2.032cm" svg:x="7.154cm" svg:y="5.15cm">
          <text:p text:style-name="P1">Existem </text:p>
          <text:p text:style-name="P1">produtos para exibição </text:p>
          <text:p text:style-name="P1">na grade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" xml:id="id39" draw:id="id39" draw:layer="layout" svg:width="0.787cm" svg:height="0.787cm" svg:x="4.2cm" svg:y="1.562cm">
          <text:p text:style-name="P1">F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7cm" svg:height="0.448cm" svg:x="4.935cm" svg:y="9.712cm">
          <text:p text:style-name="P1">s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4" xml:id="id45" draw:id="id45" draw:layer="layout" draw:line-skew="0cm 0.282cm" svg:x1="2.583cm" svg:y1="8.832cm" svg:x2="4.584cm" svg:y2="5.161cm" draw:start-shape="id31" draw:start-glue-point="5" draw:end-shape="id30" draw:end-glue-point="4" svg:d="M2583 8832h-501v-3890h2502v219" svg:viewBox="0 0 2503 3891">
          <text:p/>
        </draw:connector>
        <draw:custom-shape draw:style-name="gr9" draw:text-style-name="P1" xml:id="id35" draw:id="id35" draw:layer="layout" svg:width="3.5cm" svg:height="1.635cm" svg:x="2.828cm" svg:y="19.201cm">
          <text:p text:style-name="P1">peso=peso * ped_caix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4" draw:layer="layout" draw:line-skew="0.242cm" svg:x1="2.587cm" svg:y1="22.304cm" svg:x2="2.082cm" svg:y2="4.942cm" draw:start-shape="id28" draw:start-glue-point="5" draw:end-shape="id45" draw:end-glue-point="0" svg:d="M2587 22304h-764v-17362h259" svg:viewBox="0 0 765 17363">
          <text:p/>
        </draw:connector>
        <draw:connector draw:style-name="gr60" draw:text-style-name="P4" draw:layer="layout" svg:x1="2.778cm" svg:y1="26.652cm" svg:x2="2.082cm" svg:y2="4.942cm" draw:start-shape="id43" draw:start-glue-point="3" draw:end-shape="id45" draw:end-glue-point="0" svg:d="M2778 26652h-1197v-21710h501" svg:viewBox="0 0 1198 21711">
          <text:p/>
        </draw:connector>
        <draw:custom-shape draw:style-name="gr7" draw:text-style-name="P1" draw:layer="layout" svg:width="0.387cm" svg:height="0.448cm" svg:x="4.913cm" svg:y="12.393cm">
          <text:p text:style-name="P1">s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7cm" svg:height="0.448cm" svg:x="4.894cm" svg:y="23.17cm">
          <text:p text:style-name="P1">s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4" draw:layer="layout" svg:x1="6.584cm" svg:y1="11.527cm" svg:x2="6.383cm" svg:y2="24.573cm" draw:start-shape="id36" draw:start-glue-point="7" draw:end-shape="id29" draw:end-glue-point="1" svg:d="M6584 11527h501v13046h-702" svg:viewBox="0 0 703 13047">
          <text:p/>
        </draw:connector>
        <draw:custom-shape draw:style-name="gr37" draw:text-style-name="P1" xml:id="id44" draw:id="id44" draw:layer="layout" svg:width="0.787cm" svg:height="0.787cm" svg:x="8.779cm" svg:y="1.665cm">
          <text:p text:style-name="P1">F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2" draw:id="id42" draw:layer="layout" svg:width="3.5cm" svg:height="1.635cm" svg:x="7.402cm" svg:y="3.059cm">
          <text:p text:style-name="P1">Retorna para a Fas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" xml:id="id48" draw:id="id48" draw:layer="layout" svg:width="3.524cm" svg:height="1.742cm" svg:x="11.673cm" svg:y="14.283cm">
          <text:p text:style-name="P1">Exibe os dados para </text:p>
          <text:p text:style-name="P1">a seleção dos produtos </text:p>
          <text:p text:style-name="P1">para corte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8" draw:text-style-name="P1" xml:id="id38" draw:id="id38" draw:layer="layout" svg:width="3.614cm" svg:height="1.935cm" svg:x="11.613cm" svg:y="7.489cm">
          <text:p text:style-name="P1">Seleciona os </text:p>
          <text:p text:style-name="P1">Pedidos em aberto com</text:p>
          <text:p text:style-name="P1">o mesmo CNPJ conforme </text:p>
          <text:p text:style-name="P1">parâmetro de emissã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xml:id="id47" draw:id="id47" draw:layer="layout" svg:width="3.5cm" svg:height="1.635cm" svg:x="11.672cm" svg:y="12.207cm">
          <text:p text:style-name="P1">Totalizar os pesos </text:p>
          <text:p text:style-name="P1">identificados nos </text:p>
          <text:p text:style-name="P1">pedidos em aber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2" draw:text-style-name="P2" draw:layer="layout" draw:type="line" svg:x1="13.42cm" svg:y1="9.424cm" svg:x2="13.423cm" svg:y2="9.994cm" draw:start-shape="id38" draw:start-glue-point="7" draw:end-shape="id46" draw:end-glue-point="0" svg:d="M13420 9424l3 570" svg:viewBox="0 0 4 571">
          <text:p/>
        </draw:connector>
        <draw:connector draw:style-name="gr62" draw:text-style-name="P2" draw:layer="layout" draw:type="line" svg:x1="13.423cm" svg:y1="11.629cm" svg:x2="13.422cm" svg:y2="12.207cm" draw:start-shape="id46" draw:start-glue-point="2" draw:end-shape="id47" svg:d="M13423 11629l-1 578" svg:viewBox="0 0 2 579">
          <text:p/>
        </draw:connector>
        <draw:connector draw:style-name="gr62" draw:text-style-name="P2" draw:layer="layout" draw:type="line" svg:x1="13.422cm" svg:y1="13.842cm" svg:x2="13.435cm" svg:y2="14.456cm" draw:start-shape="id47" draw:start-glue-point="2" draw:end-shape="id48" draw:end-glue-point="4" svg:d="M13422 13842l13 614" svg:viewBox="0 0 14 615">
          <text:p/>
        </draw:connector>
        <draw:custom-shape draw:style-name="gr63" draw:text-style-name="P3" xml:id="id49" draw:id="id49" draw:layer="layout" svg:width="4cm" svg:height="2.032cm" svg:x="11.449cm" svg:y="16.617cm">
          <text:p text:style-name="P3">Fase 3 - </text:p>
          <text:p text:style-name="P3">Confirma a seleção </text:p>
          <text:p text:style-name="P3">dos pedidos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2" draw:text-style-name="P2" draw:layer="layout" draw:type="line" svg:x1="13.435cm" svg:y1="16.025cm" svg:x2="13.449cm" svg:y2="16.617cm" draw:start-shape="id48" draw:start-glue-point="2" draw:end-shape="id49" draw:end-glue-point="4" svg:d="M13435 16025l14 592" svg:viewBox="0 0 15 593">
          <text:p/>
        </draw:connector>
        <draw:connector draw:style-name="gr59" draw:text-style-name="P2" draw:layer="layout" draw:type="line" svg:x1="18.25cm" svg:y1="16.83cm" svg:x2="18.291cm" svg:y2="16.249cm" draw:start-shape="id50" draw:start-glue-point="0" draw:end-shape="id51" draw:end-glue-point="8" svg:d="M18250 16830l41-581" svg:viewBox="0 0 42 582">
          <text:p/>
        </draw:connector>
        <draw:custom-shape draw:style-name="gr37" draw:text-style-name="P1" xml:id="id51" draw:id="id51" draw:layer="layout" svg:width="0.787cm" svg:height="0.787cm" svg:x="17.897cm" svg:y="15.462cm">
          <text:p text:style-name="P1">F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0" draw:id="id50" draw:layer="layout" svg:width="3.5cm" svg:height="1.635cm" svg:x="16.5cm" svg:y="16.83cm">
          <text:p text:style-name="P1">Retorna para a Fas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2" draw:text-style-name="P2" draw:layer="layout" draw:type="line" svg:x1="15.449cm" svg:y1="17.633cm" svg:x2="16.5cm" svg:y2="17.647cm" draw:start-shape="id49" draw:start-glue-point="7" draw:end-shape="id50" draw:end-glue-point="3" svg:d="M15449 17633l1051 14" svg:viewBox="0 0 1052 15">
          <text:p/>
        </draw:connector>
        <draw:connector draw:style-name="gr62" draw:text-style-name="P2" xml:id="id56" draw:id="id56" draw:layer="layout" draw:type="line" svg:x1="13.449cm" svg:y1="18.649cm" svg:x2="13.475cm" svg:y2="19.204cm" draw:start-shape="id49" draw:start-glue-point="6" draw:end-shape="id52" draw:end-glue-point="4" svg:d="M13449 18649l26 555" svg:viewBox="0 0 27 556">
          <text:p/>
        </draw:connector>
        <draw:connector draw:style-name="gr60" draw:text-style-name="P4" draw:layer="layout" draw:line-skew="0cm 0.347cm" svg:x1="11.49cm" svg:y1="22.841cm" svg:x2="13.475cm" svg:y2="19.204cm" draw:start-shape="id53" draw:start-glue-point="5" draw:end-shape="id52" draw:end-glue-point="4" svg:d="M11490 22841h-516v-3791h2501v154" svg:viewBox="0 0 2502 3792">
          <text:p/>
        </draw:connector>
        <draw:custom-shape draw:style-name="gr7" draw:text-style-name="P1" draw:layer="layout" svg:width="0.387cm" svg:height="0.448cm" svg:x="11.08cm" svg:y="22.112cm">
          <text:p text:style-name="P1">n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2" draw:layer="layout" draw:type="line" svg:x1="15.475cm" svg:y1="20.22cm" svg:x2="16.238cm" svg:y2="20.204cm" draw:start-shape="id52" draw:start-glue-point="7" draw:end-shape="id54" draw:end-glue-point="5" svg:d="M15475 20220l763-16" svg:viewBox="0 0 764 17">
          <text:p/>
        </draw:connector>
        <draw:connector draw:style-name="gr62" draw:text-style-name="P2" draw:layer="layout" draw:type="line" svg:x1="13.475cm" svg:y1="21.236cm" svg:x2="13.49cm" svg:y2="21.825cm" draw:start-shape="id52" draw:start-glue-point="6" draw:end-shape="id53" draw:end-glue-point="4" svg:d="M13475 21236l15 589" svg:viewBox="0 0 16 590">
          <text:p/>
        </draw:connector>
        <draw:custom-shape draw:style-name="gr7" draw:text-style-name="P1" draw:layer="layout" svg:width="0.387cm" svg:height="0.448cm" svg:x="13.741cm" svg:y="21.236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7cm" svg:height="0.448cm" svg:x="15.474cm" svg:y="19.537cm">
          <text:p text:style-name="P1">n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4" draw:layer="layout" draw:line-skew="-0.726cm" svg:x1="11.701cm" svg:y1="25.226cm" svg:x2="13.462cm" svg:y2="18.926cm" draw:start-shape="id55" draw:start-glue-point="3" draw:end-shape="id56" draw:end-glue-point="0" svg:d="M11701 25226h-1228v-6300h2989" svg:viewBox="0 0 2990 6301">
          <text:p/>
        </draw:connector>
        <draw:connector draw:style-name="gr62" draw:text-style-name="P2" draw:layer="layout" draw:type="line" svg:x1="13.49cm" svg:y1="23.857cm" svg:x2="13.497cm" svg:y2="24.409cm" draw:start-shape="id53" draw:start-glue-point="6" draw:end-shape="id55" draw:end-glue-point="0" svg:d="M13490 23857l7 552" svg:viewBox="0 0 8 553">
          <text:p/>
        </draw:connector>
        <draw:custom-shape draw:style-name="gr7" draw:text-style-name="P1" draw:layer="layout" svg:width="0.387cm" svg:height="0.448cm" svg:x="13.842cm" svg:y="23.735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onnector draw:style-name="gr62" draw:text-style-name="P2" draw:layer="layout" draw:type="line" svg:x1="18.238cm" svg:y1="19.188cm" svg:x2="18.25cm" svg:y2="18.465cm" draw:start-shape="id54" draw:start-glue-point="4" draw:end-shape="id50" draw:end-glue-point="2" svg:d="M18238 19188l12-723" svg:viewBox="0 0 13 724">
          <text:p/>
        </draw:connector>
        <draw:custom-shape draw:style-name="gr7" draw:text-style-name="P1" draw:layer="layout" svg:width="0.387cm" svg:height="0.448cm" svg:x="18.537cm" svg:y="18.74cm">
          <text:p text:style-name="P1">n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7cm" svg:height="0.448cm" svg:x="18.649cm" svg:y="21.22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37" draw:text-style-name="P1" xml:id="id57" draw:id="id57" draw:layer="layout" svg:width="0.787cm" svg:height="0.787cm" svg:x="17.831cm" svg:y="21.898cm">
          <text:p text:style-name="P1">F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2" draw:layer="layout" draw:type="line" svg:x1="18.238cm" svg:y1="21.22cm" svg:x2="18.225cm" svg:y2="21.898cm" draw:start-shape="id54" draw:start-glue-point="6" draw:end-shape="id57" draw:end-glue-point="4" svg:d="M18238 21220l-13 678" svg:viewBox="0 0 14 679">
          <text:p/>
        </draw:connector>
      </draw:page>
      <draw:page draw:name="page3" draw:style-name="dp1" draw:master-page-name="Padrão">
        <draw:custom-shape draw:style-name="gr3" draw:text-style-name="P1" xml:id="id70" draw:id="id70" draw:layer="layout" svg:width="4cm" svg:height="2.032cm" svg:x="11.217cm" svg:y="14.725cm">
          <text:p text:style-name="P1">Existem mais </text:p>
          <text:p text:style-name="P1">pedidos a </text:p>
          <text:p text:style-name="P1">processar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58" draw:id="id58" draw:layer="layout" svg:width="4cm" svg:height="2.032cm" svg:x="2.431cm" svg:y="4.177cm">
          <text:p text:style-name="P3">Fase 4 – </text:p>
          <text:p text:style-name="P3">Confirma a operação </text:p>
          <text:p text:style-name="P3">de corte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65" draw:id="id65" draw:layer="layout" svg:width="4cm" svg:height="2.032cm" svg:x="2.376cm" svg:y="14.712cm">
          <text:p text:style-name="P1">Quantidade de </text:p>
          <text:p text:style-name="P1">Corte atinge o saldo do </text:p>
          <text:p text:style-name="P1">item do pedi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66" draw:id="id66" draw:layer="layout" svg:width="3.5cm" svg:height="1.635cm" svg:x="2.606cm" svg:y="17.332cm">
          <text:p text:style-name="P1">Grava os dados no </text:p>
          <text:p text:style-name="P1">item </text:p>
          <text:p text:style-name="P1">seleciona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69" draw:id="id69" draw:layer="layout" svg:width="4.131cm" svg:height="1.644cm" svg:x="6.845cm" svg:y="14.936cm">
          <text:p text:style-name="P1">Atualiza o pedido </text:p>
          <text:p text:style-name="P1">de venda abatendo </text:p>
          <text:p text:style-name="P1">o saldo do cort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1" xml:id="id61" draw:id="id61" draw:layer="layout" svg:width="0.787cm" svg:height="0.787cm" svg:x="4.04cm" svg:y="2.649cm">
          <text:p text:style-name="P1">F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2" draw:id="id62" draw:layer="layout" svg:width="4cm" svg:height="2.032cm" svg:x="2.418cm" svg:y="6.882cm">
          <text:p text:style-name="P1">P4++;I4 &lt;= P4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59" draw:id="id59" draw:layer="layout" svg:width="3.5cm" svg:height="1.635cm" svg:x="7.403cm" svg:y="4.348cm">
          <text:p text:style-name="P1">Retorna para a Fase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60" draw:id="id60" draw:layer="layout" svg:width="0.787cm" svg:height="0.787cm" svg:x="8.779cm" svg:y="2.691cm">
          <text:p text:style-name="P1">F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2" draw:layer="layout" draw:type="line" svg:x1="6.431cm" svg:y1="5.193cm" svg:x2="7.403cm" svg:y2="5.165cm" draw:start-shape="id58" draw:start-glue-point="7" draw:end-shape="id59" draw:end-glue-point="3" svg:d="M6431 5193l972-28" svg:viewBox="0 0 973 29">
          <text:p/>
        </draw:connector>
        <draw:connector draw:style-name="gr62" draw:text-style-name="P2" draw:layer="layout" draw:type="line" svg:x1="9.153cm" svg:y1="4.348cm" svg:x2="9.173cm" svg:y2="3.478cm" draw:start-shape="id59" draw:start-glue-point="0" draw:end-shape="id60" draw:end-glue-point="8" svg:d="M9153 4348l20-870" svg:viewBox="0 0 21 871">
          <text:p/>
        </draw:connector>
        <draw:connector draw:style-name="gr62" draw:text-style-name="P2" draw:layer="layout" draw:type="line" svg:x1="4.434cm" svg:y1="3.436cm" svg:x2="4.431cm" svg:y2="4.177cm" draw:start-shape="id61" draw:start-glue-point="8" draw:end-shape="id58" draw:end-glue-point="4" svg:d="M4434 3436l-3 741" svg:viewBox="0 0 4 742">
          <text:p/>
        </draw:connector>
        <draw:connector draw:style-name="gr62" draw:text-style-name="P2" draw:layer="layout" draw:type="line" svg:x1="4.431cm" svg:y1="6.209cm" svg:x2="4.418cm" svg:y2="6.882cm" draw:start-shape="id58" draw:start-glue-point="6" draw:end-shape="id62" draw:end-glue-point="4" svg:d="M4431 6209l-13 673" svg:viewBox="0 0 14 674">
          <text:p/>
        </draw:connector>
        <draw:custom-shape draw:style-name="gr18" draw:text-style-name="P1" xml:id="id63" draw:id="id63" draw:layer="layout" svg:width="3.614cm" svg:height="1.935cm" svg:x="2.602cm" svg:y="9.56cm">
          <text:p text:style-name="P1">Seleciona o cabecario </text:p>
          <text:p text:style-name="P1">do pedid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" xml:id="id64" draw:id="id64" draw:layer="layout" svg:width="3.614cm" svg:height="1.935cm" svg:x="2.577cm" svg:y="12.099cm">
          <text:p text:style-name="P1">Seleciona os itens </text:p>
          <text:p text:style-name="P1">do pedid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2" draw:text-style-name="P2" draw:layer="layout" draw:type="line" svg:x1="4.418cm" svg:y1="8.914cm" svg:x2="4.409cm" svg:y2="9.56cm" draw:start-shape="id62" draw:start-glue-point="6" draw:end-shape="id63" draw:end-glue-point="5" svg:d="M4418 8914l-9 646" svg:viewBox="0 0 10 647">
          <text:p/>
        </draw:connector>
        <draw:connector draw:style-name="gr62" draw:text-style-name="P2" xml:id="id68" draw:id="id68" draw:layer="layout" draw:type="line" svg:x1="4.409cm" svg:y1="11.495cm" svg:x2="4.384cm" svg:y2="12.099cm" draw:start-shape="id63" draw:start-glue-point="7" draw:end-shape="id64" draw:end-glue-point="5" svg:d="M4409 11495l-25 604" svg:viewBox="0 0 26 605">
          <text:p/>
        </draw:connector>
        <draw:connector draw:style-name="gr62" draw:text-style-name="P2" draw:layer="layout" draw:type="line" svg:x1="4.384cm" svg:y1="14.034cm" svg:x2="4.376cm" svg:y2="14.712cm" draw:start-shape="id64" draw:start-glue-point="7" draw:end-shape="id65" draw:end-glue-point="4" svg:d="M4384 14034l-8 678" svg:viewBox="0 0 9 679">
          <text:p/>
        </draw:connector>
        <draw:custom-shape draw:style-name="gr9" draw:text-style-name="P1" xml:id="id67" draw:id="id67" draw:layer="layout" svg:width="3.5cm" svg:height="1.635cm" svg:x="2.58cm" svg:y="19.633cm">
          <text:p text:style-name="P1">Elimina o item do </text:p>
          <text:p text:style-name="P1">pedido seleciona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2" draw:text-style-name="P2" draw:layer="layout" draw:type="line" svg:x1="4.376cm" svg:y1="16.744cm" svg:x2="4.356cm" svg:y2="17.332cm" draw:start-shape="id65" draw:start-glue-point="6" draw:end-shape="id66" draw:end-glue-point="0" svg:d="M4376 16744l-20 588" svg:viewBox="0 0 21 589">
          <text:p/>
        </draw:connector>
        <draw:connector draw:style-name="gr62" draw:text-style-name="P2" draw:layer="layout" draw:type="line" svg:x1="4.356cm" svg:y1="18.967cm" svg:x2="4.33cm" svg:y2="19.633cm" draw:start-shape="id66" draw:start-glue-point="2" draw:end-shape="id67" svg:d="M4356 18967l-26 666" svg:viewBox="0 0 27 667">
          <text:p/>
        </draw:connector>
        <draw:custom-shape draw:style-name="gr7" draw:text-style-name="P1" draw:layer="layout" svg:width="0.387cm" svg:height="0.448cm" svg:x="4.742cm" svg:y="16.744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7cm" svg:height="0.448cm" svg:x="6.48cm" svg:y="15.082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onnector draw:style-name="gr60" draw:text-style-name="P4" draw:layer="layout" svg:x1="2.58cm" svg:y1="20.45cm" svg:x2="4.396cm" svg:y2="11.797cm" draw:start-shape="id67" draw:start-glue-point="3" draw:end-shape="id68" draw:end-glue-point="0" svg:d="M2580 20450h-501v-8653h2317" svg:viewBox="0 0 2318 8654">
          <text:p/>
        </draw:connector>
        <draw:connector draw:style-name="gr62" draw:text-style-name="P2" draw:layer="layout" draw:type="line" svg:x1="6.376cm" svg:y1="15.728cm" svg:x2="7.361cm" svg:y2="15.758cm" draw:start-shape="id65" draw:start-glue-point="7" draw:end-shape="id69" draw:end-glue-point="9" svg:d="M6376 15728l985 30" svg:viewBox="0 0 986 31">
          <text:p/>
        </draw:connector>
        <draw:custom-shape draw:style-name="gr7" draw:text-style-name="P1" draw:layer="layout" svg:width="0.387cm" svg:height="0.448cm" svg:x="4.827cm" svg:y="8.733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7" draw:text-style-name="P1" draw:layer="layout" svg:width="0.387cm" svg:height="0.448cm" svg:x="6.616cm" svg:y="7.242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4" draw:layer="layout" svg:x1="6.418cm" svg:y1="7.898cm" svg:x2="9.153cm" svg:y2="5.983cm" draw:start-shape="id62" draw:start-glue-point="7" draw:end-shape="id59" draw:end-glue-point="2" svg:d="M6418 7898h2735v-1915" svg:viewBox="0 0 2736 1916">
          <text:p/>
        </draw:connector>
        <draw:custom-shape draw:style-name="gr1" draw:text-style-name="P1" xml:id="id71" draw:id="id71" draw:layer="layout" svg:width="3cm" svg:height="0.746cm" draw:transform="skewX (0.00401425727958696) rotate (0.00453785605518526) translate (11.719cm 17.483cm)">
          <text:p text:style-name="P1">Fim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2" draw:text-style-name="P2" draw:layer="layout" draw:type="line" svg:x1="13.217cm" svg:y1="16.757cm" svg:x2="13.218cm" svg:y2="17.474cm" draw:start-shape="id70" draw:start-glue-point="6" draw:end-shape="id71" draw:end-glue-point="4" svg:d="M13217 16757l1 717" svg:viewBox="0 0 2 718">
          <text:p/>
        </draw:connector>
        <draw:connector draw:style-name="gr62" draw:text-style-name="P2" draw:layer="layout" draw:type="line" svg:x1="10.46cm" svg:y1="15.758cm" svg:x2="11.217cm" svg:y2="15.741cm" draw:start-shape="id69" draw:start-glue-point="6" draw:end-shape="id70" draw:end-glue-point="5" svg:d="M10460 15758l757-17" svg:viewBox="0 0 758 18">
          <text:p/>
        </draw:connector>
        <draw:connector draw:style-name="gr60" draw:text-style-name="P4" draw:layer="layout" svg:x1="15.217cm" svg:y1="15.741cm" svg:x2="4.396cm" svg:y2="11.797cm" draw:start-shape="id70" draw:start-glue-point="7" draw:end-shape="id68" draw:end-glue-point="0" svg:d="M15217 15741h501v-3944h-11322" svg:viewBox="0 0 11323 3945">
          <text:p/>
        </draw:connector>
        <draw:custom-shape draw:style-name="gr7" draw:text-style-name="P1" draw:layer="layout" svg:width="0.387cm" svg:height="0.448cm" svg:x="15.101cm" svg:y="15.105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7" draw:text-style-name="P1" draw:layer="layout" svg:width="0.387cm" svg:height="0.448cm" svg:x="13.452cm" svg:y="16.757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Padrão">
        <draw:custom-shape draw:style-name="gr28" draw:text-style-name="P1" xml:id="id72" draw:id="id72" draw:layer="measurelines" svg:width="0.926cm" svg:height="0.926cm" svg:x="7.302cm" svg:y="2.40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3" draw:id="id73" draw:layer="measurelines" svg:width="4cm" svg:height="2.032cm" svg:x="5.794cm" svg:y="4.059cm">
          <text:p text:style-name="P1">Pedido</text:p>
          <text:p text:style-name="P1">nPos++; </text:p>
          <text:p text:style-name="P1">nPos &gt;= P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74" draw:id="id74" draw:layer="measurelines" svg:width="4cm" svg:height="2.032cm" svg:x="5.795cm" svg:y="6.616cm">
          <text:p text:style-name="P1">Item</text:p>
          <text:p text:style-name="P1">Seleciona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78" draw:id="id78" draw:layer="measurelines" svg:width="3.5cm" svg:height="1.635cm" svg:x="6.07cm" svg:y="16.144cm">
          <text:p text:style-name="P1">nResult=</text:p>
          <text:p text:style-name="P1">nSaldoPedido * nPer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4" draw:text-style-name="P2" draw:layer="measurelines" draw:type="line" svg:x1="7.765cm" svg:y1="3.327cm" svg:x2="7.794cm" svg:y2="4.059cm" draw:start-shape="id72" draw:start-glue-point="8" draw:end-shape="id73" draw:end-glue-point="4" svg:d="M7765 3327l29 732" svg:viewBox="0 0 30 733">
          <text:p/>
        </draw:connector>
        <draw:connector draw:style-name="gr65" draw:text-style-name="P2" draw:layer="measurelines" draw:type="line" svg:x1="7.794cm" svg:y1="6.091cm" svg:x2="7.795cm" svg:y2="6.616cm" draw:start-shape="id73" draw:start-glue-point="6" draw:end-shape="id74" svg:d="M7794 6091l1 525" svg:viewBox="0 0 2 526">
          <text:p/>
        </draw:connector>
        <draw:custom-shape draw:style-name="gr7" draw:text-style-name="P1" draw:layer="measurelines" svg:width="0.387cm" svg:height="0.448cm" svg:x="5.718cm" svg:y="6.997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measurelines" svg:width="0.387cm" svg:height="0.448cm" svg:x="9.22cm" svg:y="11.168cm">
          <text:p text:style-name="P1">s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measurelines" svg:width="0.387cm" svg:height="0.448cm" svg:x="7.966cm" svg:y="5.998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6" draw:id="id76" draw:layer="measurelines" svg:width="4cm" svg:height="2.032cm" svg:x="5.831cm" svg:y="11.396cm">
          <text:p text:style-name="P1">Itens Pedido</text:p>
          <text:p text:style-name="P1">nCount++;</text:p>
          <text:p text:style-name="P1">nCount &gt;= I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measurelines" svg:width="0.387cm" svg:height="0.448cm" svg:x="5.659cm" svg:y="11.825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9" draw:id="id79" draw:layer="measurelines" svg:width="3.5cm" svg:height="1.635cm" svg:x="6.071cm" svg:y="18.25cm">
          <text:p text:style-name="P1">nResult=nResult / 100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80" draw:id="id80" draw:layer="measurelines" svg:width="3.5cm" svg:height="1.635cm" svg:x="6.064cm" svg:y="20.287cm">
          <text:p text:style-name="P1">I2[ nCount ] = nResu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measurelines" svg:width="0.387cm" svg:height="0.448cm" svg:x="8.077cm" svg:y="13.27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5" draw:id="id75" draw:layer="measurelines" svg:width="3.5cm" svg:height="1.635cm" svg:x="6.061cm" svg:y="22.33cm">
          <text:p text:style-name="P1">nTotal=nTotal+_nResu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77" draw:id="id77" draw:layer="measurelines" svg:width="3.5cm" svg:height="1.635cm" svg:x="6.08cm" svg:y="13.976cm">
          <text:p text:style-name="P1">nResult=0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6" draw:text-style-name="P2" draw:layer="measurelines" draw:type="lines" draw:line-skew="0.214cm" svg:x1="9.561cm" svg:y1="23.147cm" svg:x2="9.831cm" svg:y2="12.412cm" draw:start-shape="id75" draw:start-glue-point="1" draw:end-shape="id76" draw:end-glue-point="7" svg:d="M9561 23147h716l55-10735h-501" svg:viewBox="0 0 772 10736">
          <text:p/>
        </draw:connector>
        <draw:connector draw:style-name="gr67" draw:text-style-name="P2" draw:layer="measurelines" draw:type="line" svg:x1="7.831cm" svg:y1="13.428cm" svg:x2="7.83cm" svg:y2="13.976cm" draw:start-shape="id76" draw:start-glue-point="6" draw:end-shape="id77" draw:end-glue-point="0" svg:d="M7831 13428l-1 548" svg:viewBox="0 0 2 549">
          <text:p/>
        </draw:connector>
        <draw:connector draw:style-name="gr68" draw:text-style-name="P2" draw:layer="measurelines" draw:type="line" svg:x1="7.83cm" svg:y1="15.611cm" svg:x2="7.82cm" svg:y2="16.144cm" draw:start-shape="id77" draw:start-glue-point="2" draw:end-shape="id78" draw:end-glue-point="0" svg:d="M7830 15611l-10 533" svg:viewBox="0 0 11 534">
          <text:p/>
        </draw:connector>
        <draw:connector draw:style-name="gr69" draw:text-style-name="P2" draw:layer="measurelines" draw:type="line" svg:x1="7.82cm" svg:y1="17.779cm" svg:x2="7.821cm" svg:y2="18.25cm" draw:start-shape="id78" draw:start-glue-point="2" draw:end-shape="id79" draw:end-glue-point="0" svg:d="M7820 17779l1 471" svg:viewBox="0 0 2 472">
          <text:p/>
        </draw:connector>
        <draw:connector draw:style-name="gr70" draw:text-style-name="P2" draw:layer="measurelines" draw:type="line" svg:x1="7.821cm" svg:y1="19.885cm" svg:x2="7.814cm" svg:y2="20.287cm" draw:start-shape="id79" draw:start-glue-point="2" draw:end-shape="id80" svg:d="M7821 19885l-7 402" svg:viewBox="0 0 8 403">
          <text:p/>
        </draw:connector>
        <draw:connector draw:style-name="gr71" draw:text-style-name="P2" draw:layer="measurelines" draw:type="line" svg:x1="7.814cm" svg:y1="21.922cm" svg:x2="7.811cm" svg:y2="22.33cm" draw:start-shape="id80" draw:start-glue-point="2" draw:end-shape="id75" draw:end-glue-point="0" svg:d="M7814 21922l-3 408" svg:viewBox="0 0 4 409">
          <text:p/>
        </draw:connector>
        <draw:custom-shape draw:style-name="gr9" draw:text-style-name="P1" xml:id="id81" draw:id="id81" draw:layer="measurelines" svg:width="3.5cm" svg:height="1.635cm" svg:x="6.042cm" svg:y="9.173cm">
          <text:p text:style-name="P1">nTotal=0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2" draw:text-style-name="P2" draw:layer="measurelines" draw:type="line" svg:x1="7.795cm" svg:y1="8.648cm" svg:x2="7.792cm" svg:y2="9.173cm" draw:start-shape="id74" draw:start-glue-point="6" draw:end-shape="id81" draw:end-glue-point="0" svg:d="M7795 8648l-3 525" svg:viewBox="0 0 4 526">
          <text:p/>
        </draw:connector>
        <draw:connector draw:style-name="gr73" draw:text-style-name="P2" draw:layer="measurelines" draw:type="line" svg:x1="7.792cm" svg:y1="10.808cm" svg:x2="7.831cm" svg:y2="11.396cm" draw:start-shape="id81" draw:start-glue-point="2" draw:end-shape="id76" svg:d="M7792 10808l39 588" svg:viewBox="0 0 40 589">
          <text:p/>
        </draw:connector>
        <draw:custom-shape draw:style-name="gr9" draw:text-style-name="P1" xml:id="id82" draw:id="id82" draw:layer="measurelines" svg:width="3.5cm" svg:height="1.635cm" svg:x="1.633cm" svg:y="9.173cm">
          <text:p text:style-name="P3">P2[ nPos ] = nTota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4" draw:text-style-name="P2" draw:layer="measurelines" draw:type="lines" draw:line-skew="-1.947cm" svg:x1="5.831cm" svg:y1="12.412cm" svg:x2="3.383cm" svg:y2="10.808cm" draw:start-shape="id76" draw:start-glue-point="5" draw:end-shape="id82" draw:end-glue-point="2" svg:d="M5831 12412h-2448v-1103-501" svg:viewBox="0 0 2449 1605">
          <text:p/>
        </draw:connector>
        <draw:connector draw:style-name="gr75" draw:text-style-name="P2" xml:id="id83" draw:id="id83" draw:layer="measurelines" draw:type="lines" draw:line-skew="-5.072cm" svg:x1="3.383cm" svg:y1="9.173cm" svg:x2="7.794cm" svg:y2="4.059cm" draw:start-shape="id82" draw:start-glue-point="0" draw:end-shape="id73" draw:end-glue-point="4" svg:d="M3383 9173v-5574l4411-41v501" svg:viewBox="0 0 4412 5616">
          <text:p/>
        </draw:connector>
        <draw:connector draw:style-name="gr76" draw:text-style-name="P2" draw:layer="measurelines" draw:type="lines" draw:line-skew="0.256cm 1.177cm" svg:x1="5.795cm" svg:y1="7.632cm" svg:x2="5.588cm" svg:y2="3.578cm" draw:start-shape="id74" draw:start-glue-point="5" draw:end-shape="id83" draw:end-glue-point="0" svg:d="M5795 7632h-245l38-3398v-656" svg:viewBox="0 0 246 4055">
          <text:p/>
        </draw:connector>
        <draw:custom-shape draw:style-name="gr7" draw:text-style-name="P1" draw:layer="measurelines" svg:width="0.387cm" svg:height="0.448cm" svg:x="8.131cm" svg:y="8.516cm">
          <text:p text:style-name="P1">s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xml:id="id84" draw:id="id84" draw:layer="measurelines" svg:width="0.926cm" svg:height="0.926cm" svg:x="10.376cm" svg:y="4.59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2" draw:layer="measurelines" draw:type="line" svg:x1="9.794cm" svg:y1="5.075cm" svg:x2="10.376cm" svg:y2="5.057cm" draw:start-shape="id73" draw:start-glue-point="7" draw:end-shape="id84" draw:end-glue-point="6" svg:d="M9794 5075l582-18" svg:viewBox="0 0 583 19">
          <text:p/>
        </draw:connector>
        <draw:custom-shape draw:style-name="gr7" draw:text-style-name="P1" draw:layer="measurelines" svg:width="0.387cm" svg:height="0.448cm" svg:x="9.789cm" svg:y="4.47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Arrowhead_20_111" draw:display-name="Arrowhead 111" svg:viewBox="0 0 20 20" svg:d="M0 20l10-20 10 20z"/>
    <draw:marker draw:name="Arrowhead_20_125" draw:display-name="Arrowhead 125" svg:viewBox="0 0 20 20" svg:d="M0 20l10-20 10 20z"/>
    <draw:marker draw:name="Arrowhead_20_151" draw:display-name="Arrowhead 151" svg:viewBox="0 0 20 20" svg:d="M0 20l10-20 10 20z"/>
    <draw:marker draw:name="Arrowhead_20_153" draw:display-name="Arrowhead 153" svg:viewBox="0 0 20 20" svg:d="M0 20l10-20 10 20z"/>
    <draw:marker draw:name="Arrowhead_20_154" draw:display-name="Arrowhead 154" svg:viewBox="0 0 20 20" svg:d="M0 20l10-20 10 20z"/>
    <draw:marker draw:name="Arrowhead_20_155" draw:display-name="Arrowhead 155" svg:viewBox="0 0 20 20" svg:d="M0 20l10-20 10 20z"/>
    <draw:marker draw:name="Arrowhead_20_156" draw:display-name="Arrowhead 156" svg:viewBox="0 0 20 20" svg:d="M0 20l10-20 10 20z"/>
    <draw:marker draw:name="Arrowhead_20_157" draw:display-name="Arrowhead 157" svg:viewBox="0 0 20 20" svg:d="M0 20l10-20 10 20z"/>
    <draw:marker draw:name="Arrowhead_20_158" draw:display-name="Arrowhead 158" svg:viewBox="0 0 20 20" svg:d="M0 20l10-20 10 20z"/>
    <draw:marker draw:name="Arrowhead_20_159" draw:display-name="Arrowhead 159" svg:viewBox="0 0 20 20" svg:d="M0 20l10-20 10 20z"/>
    <draw:marker draw:name="Arrowhead_20_160" draw:display-name="Arrowhead 160" svg:viewBox="0 0 20 20" svg:d="M0 20l10-20 10 20z"/>
    <draw:marker draw:name="Arrowhead_20_161" draw:display-name="Arrowhead 161" svg:viewBox="0 0 20 20" svg:d="M0 20l10-20 10 20z"/>
    <draw:marker draw:name="Arrowhead_20_162" draw:display-name="Arrowhead 162" svg:viewBox="0 0 20 20" svg:d="M0 20l10-20 10 20z"/>
    <draw:marker draw:name="Arrowhead_20_166" draw:display-name="Arrowhead 166" svg:viewBox="0 0 20 20" svg:d="M0 20l10-20 10 20z"/>
    <draw:marker draw:name="Arrowhead_20_167" draw:display-name="Arrowhead 167" svg:viewBox="0 0 20 20" svg:d="M0 20l10-20 10 20z"/>
    <draw:marker draw:name="Arrowhead_20_168" draw:display-name="Arrowhead 168" svg:viewBox="0 0 20 20" svg:d="M0 20l10-20 10 20z"/>
    <draw:marker draw:name="Arrowhead_20_169" draw:display-name="Arrowhead 169" svg:viewBox="0 0 20 20" svg:d="M0 20l10-20 10 20z"/>
    <draw:marker draw:name="Arrowhead_20_170" draw:display-name="Arrowhead 170" svg:viewBox="0 0 20 20" svg:d="M0 20l10-20 10 20z"/>
    <draw:marker draw:name="Arrowhead_20_171" draw:display-name="Arrowhead 171" svg:viewBox="0 0 20 20" svg:d="M0 20l10-20 10 20z"/>
    <draw:marker draw:name="Arrowhead_20_173" draw:display-name="Arrowhead 173" svg:viewBox="0 0 20 20" svg:d="M0 20l10-20 10 20z"/>
    <draw:marker draw:name="Arrowhead_20_174" draw:display-name="Arrowhead 174" svg:viewBox="0 0 20 20" svg:d="M0 20l10-20 10 20z"/>
    <draw:marker draw:name="Arrowhead_20_175" draw:display-name="Arrowhead 175" svg:viewBox="0 0 20 20" svg:d="M0 20l10-20 10 20z"/>
    <draw:marker draw:name="Arrowhead_20_178" draw:display-name="Arrowhead 178" svg:viewBox="0 0 20 20" svg:d="M0 20l10-20 10 20z"/>
    <draw:marker draw:name="Arrowhead_20_179" draw:display-name="Arrowhead 179" svg:viewBox="0 0 20 20" svg:d="M0 20l10-20 10 20z"/>
    <draw:marker draw:name="Arrowhead_20_186" draw:display-name="Arrowhead 186" svg:viewBox="0 0 20 20" svg:d="M0 20l10-20 10 20z"/>
    <draw:marker draw:name="Arrowhead_20_187" draw:display-name="Arrowhead 187" svg:viewBox="0 0 20 20" svg:d="M0 20l10-20 10 20z"/>
    <draw:marker draw:name="Arrowhead_20_188" draw:display-name="Arrowhead 188" svg:viewBox="0 0 20 20" svg:d="M0 20l10-20 10 20z"/>
    <draw:marker draw:name="Arrowhead_20_190" draw:display-name="Arrowhead 190" svg:viewBox="0 0 20 20" svg:d="M0 20l10-20 10 20z"/>
    <draw:marker draw:name="Arrowhead_20_192" draw:display-name="Arrowhead 192" svg:viewBox="0 0 20 20" svg:d="M0 20l10-20 10 20z"/>
    <draw:marker draw:name="Arrowhead_20_193" draw:display-name="Arrowhead 193" svg:viewBox="0 0 20 20" svg:d="M0 20l10-20 10 20z"/>
    <draw:marker draw:name="Arrowhead_20_194" draw:display-name="Arrowhead 194" svg:viewBox="0 0 20 20" svg:d="M0 20l10-20 10 20z"/>
    <draw:marker draw:name="Arrowhead_20_195" draw:display-name="Arrowhead 195" svg:viewBox="0 0 20 20" svg:d="M0 20l10-20 10 20z"/>
    <draw:marker draw:name="Arrowhead_20_196" draw:display-name="Arrowhead 196" svg:viewBox="0 0 20 20" svg:d="M0 20l10-20 10 20z"/>
    <draw:marker draw:name="Arrowhead_20_197" draw:display-name="Arrowhead 197" svg:viewBox="0 0 20 20" svg:d="M0 20l10-20 10 20z"/>
    <draw:marker draw:name="Arrowhead_20_198" draw:display-name="Arrowhead 198" svg:viewBox="0 0 20 20" svg:d="M0 20l10-20 10 20z"/>
    <draw:marker draw:name="Arrowhead_20_199" draw:display-name="Arrowhead 199" svg:viewBox="0 0 20 20" svg:d="M0 20l10-20 10 20z"/>
    <draw:marker draw:name="Arrowhead_20_210" draw:display-name="Arrowhead 210" svg:viewBox="0 0 20 20" svg:d="M0 20l10-20 10 20z"/>
    <draw:marker draw:name="Arrowhead_20_211" draw:display-name="Arrowhead 211" svg:viewBox="0 0 20 20" svg:d="M0 20l10-20 10 20z"/>
    <draw:marker draw:name="Arrowhead_20_212" draw:display-name="Arrowhead 212" svg:viewBox="0 0 20 20" svg:d="M0 20l10-20 10 20z"/>
    <draw:marker draw:name="Arrowhead_20_213" draw:display-name="Arrowhead 213" svg:viewBox="0 0 20 20" svg:d="M0 20l10-20 10 20z"/>
    <draw:marker draw:name="Arrowhead_20_214" draw:display-name="Arrowhead 214" svg:viewBox="0 0 20 20" svg:d="M0 20l10-20 10 20z"/>
    <draw:marker draw:name="Arrowhead_20_215" draw:display-name="Arrowhead 215" svg:viewBox="0 0 20 20" svg:d="M0 20l10-20 10 20z"/>
    <draw:marker draw:name="Arrowhead_20_216" draw:display-name="Arrowhead 216" svg:viewBox="0 0 20 20" svg:d="M0 20l10-20 10 20z"/>
    <draw:marker draw:name="Arrowhead_20_217" draw:display-name="Arrowhead 217" svg:viewBox="0 0 20 20" svg:d="M0 20l10-20 10 20z"/>
    <draw:marker draw:name="Arrowhead_20_218" draw:display-name="Arrowhead 218" svg:viewBox="0 0 20 20" svg:d="M0 20l10-20 10 20z"/>
    <draw:marker draw:name="Arrowhead_20_219" draw:display-name="Arrowhead 219" svg:viewBox="0 0 20 20" svg:d="M0 20l10-20 10 20z"/>
    <draw:marker draw:name="Arrowhead_20_222" draw:display-name="Arrowhead 222" svg:viewBox="0 0 20 20" svg:d="M0 20l10-20 10 20z"/>
    <draw:marker draw:name="Arrowhead_20_223" draw:display-name="Arrowhead 223" svg:viewBox="0 0 20 20" svg:d="M0 20l10-20 10 20z"/>
    <draw:marker draw:name="Arrowhead_20_224" draw:display-name="Arrowhead 224" svg:viewBox="0 0 20 20" svg:d="M0 20l10-20 10 20z"/>
    <draw:marker draw:name="Arrowhead_20_225" draw:display-name="Arrowhead 225" svg:viewBox="0 0 20 20" svg:d="M0 20l10-20 10 20z"/>
    <draw:marker draw:name="Arrowhead_20_226" draw:display-name="Arrowhead 226" svg:viewBox="0 0 20 20" svg:d="M0 20l10-20 10 20z"/>
    <draw:marker draw:name="Arrowhead_20_227" draw:display-name="Arrowhead 227" svg:viewBox="0 0 20 20" svg:d="M0 20l10-20 10 20z"/>
    <draw:marker draw:name="Arrowhead_20_228" draw:display-name="Arrowhead 228" svg:viewBox="0 0 20 20" svg:d="M0 20l10-20 10 20z"/>
    <draw:marker draw:name="Arrowhead_20_232" draw:display-name="Arrowhead 232" svg:viewBox="0 0 20 20" svg:d="M0 20l10-20 10 20z"/>
    <draw:marker draw:name="Arrowhead_20_233" draw:display-name="Arrowhead 233" svg:viewBox="0 0 20 20" svg:d="M0 20l10-20 10 20z"/>
    <draw:marker draw:name="Arrowhead_20_72" draw:display-name="Arrowhead 72" svg:viewBox="0 0 20 20" svg:d="M0 20l10-20 10 20z"/>
    <draw:marker draw:name="Arrowhead_20_73" draw:display-name="Arrowhead 73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 style:parent-style-name="A4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0:14:52.848497089</meta:creation-date>
    <dc:date>2021-11-29T23:46:43.148532822</dc:date>
    <meta:editing-duration>PT3H32M26S</meta:editing-duration>
    <meta:editing-cycles>34</meta:editing-cycles>
    <meta:generator>LibreOffice/6.4.7.2$Linux_X86_64 LibreOffice_project/40$Build-2</meta:generator>
    <meta:document-statistic meta:object-count="205"/>
  </office:meta>
</office:document-meta>
</file>